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va se remplir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3-12T19:11:06</meta:creation-date>
    <meta:generator>LibreOffice/3.5$Linux_x86 LibreOffice_project/350m1$Build-2</meta:generator>
    <dc:date>2015-03-12T19:34:07</dc:date>
    <dc:creator>Thanh Tam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</office:meta>
</office:document-meta>
</file>